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40000001496D7D940DC588F13.png" manifest:media-type="image/png"/>
  <manifest:file-entry manifest:full-path="Pictures/100002010000001400000014595977552D78426E.png" manifest:media-type="image/png"/>
  <manifest:file-entry manifest:full-path="Pictures/1000020100000015000000145DDB53760857940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style>
    <style:style style:name="P2" style:family="paragraph" style:parent-style-name="Standard">
      <style:paragraph-properties fo:margin-top="0in" fo:margin-bottom="0in" loext:contextual-spacing="false" fo:text-align="justify" style:justify-single-word="false"/>
      <style:text-properties fo:font-weight="bold" style:font-weight-asian="bold"/>
    </style:style>
    <style:style style:name="P3" style:family="paragraph" style:parent-style-name="Standard">
      <style:paragraph-properties fo:margin-top="0in" fo:margin-bottom="0in" loext:contextual-spacing="false" fo:text-align="justify" style:justify-single-word="false"/>
      <style:text-properties fo:font-size="10.5pt" fo:font-weight="bold" style:font-size-asian="10.5pt" style:font-weight-asian="bold" style:font-size-complex="10.5pt"/>
    </style:style>
    <style:style style:name="P4" style:family="paragraph" style:parent-style-name="Standard">
      <style:paragraph-properties fo:margin-top="0in" fo:margin-bottom="0in" loext:contextual-spacing="false" fo:text-align="justify" style:justify-single-word="false"/>
      <style:text-properties fo:font-size="10.5pt" style:font-size-asian="10.5pt" style:font-size-complex="10.5pt"/>
    </style:style>
    <style:style style:name="P5" style:family="paragraph" style:parent-style-name="Standard" style:master-page-name="Standard">
      <style:paragraph-properties fo:margin-top="0in" fo:margin-bottom="0in" loext:contextual-spacing="false" fo:text-align="justify" style:justify-single-word="false" style:page-number="1"/>
    </style:style>
    <style:style style:name="T1" style:family="text">
      <style:text-properties fo:font-weight="bold" style:font-weight-asian="bold"/>
    </style:style>
    <style:style style:name="T2" style:family="text">
      <style:text-properties fo:font-size="10.5pt" style:font-size-asian="10.5pt" style:font-size-complex="10.5pt"/>
    </style:style>
    <style:style style:name="T3" style:family="text">
      <style:text-properties fo:font-size="10.5pt" fo:font-weight="bold" style:font-size-asian="10.5pt" style:font-weight-asian="bold" style:font-size-complex="10.5pt"/>
    </style:style>
    <style:style style:name="T4" style:family="text">
      <style:text-properties fo:font-size="10.5pt" fo:font-style="italic" style:font-size-asian="10.5pt" style:font-style-asian="italic" style:font-size-complex="10.5pt"/>
    </style:style>
    <style:style style:name="T5" style:family="text">
      <style:text-properties fo:color="#1155cc" fo:font-size="10.5pt" style:text-underline-style="solid" style:text-underline-width="auto" style:text-underline-color="font-color" style:font-size-asian="10.5pt"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Moim gościem jest Niklas, znany w fandomie jako Nicolas Dominique. Twórca fandomowej muzyki, poniaczowych fików oraz autor tłumaczeń. Zapraszam.</text:span></text:p>
      <text:p text:style-name="P2"/>
      <text:p text:style-name="P1"><text:span text:style-name="T1">Sosna:</text:span> <text:span text:style-name="T2">Witaj. Na początku rozmowy chciałbym zapytać, co sprawiło, że zacząłeś interesować się serialem, a także kiedy zaczęła się twoja fandomowa przygoda?</text:span></text:p>
      <text:p text:style-name="P3"/>
      <text:p text:style-name="P1"><text:span text:style-name="T3">Niklas: </text:span><text:span text:style-name="T2">Od Kirary, z którą znałem się poprzez forum Pokemon Polska. Już od jakiegoś czasu słyszeliśmy o dziwnym fenomenie jakichś tam kolorowych kucyków i nie rozumieliśmy, czym tu się tak zachwycać. No ale tak ciekawość rosła i rosła, aż w końcu Kira się zdecydowała to obejrzeć. Wkrótce potem zarekomendowała mi obejrzenie serialu, no to się odważyłem. Obejrzałem początkowe odcinki: były w porządku, acz nie widziałem w nich nic nadzwyczajnego jak na takie zachwyty. Ale mimo tego, oglądałem dalej... Nagle w okolicach 7 czy 8 się zorientowałem, że wsiąkłem w te kolorowe salcesony... a od pamiętnego Winter Wrap Up popłynąłem już na całego.</text:span></text:p>
      <text:p text:style-name="P1"><text:span text:style-name="T2"><text:s/></text:span></text:p>
      <text:p text:style-name="P1"><text:span text:style-name="T2">W sumie najłatwiej obrać datę mojej rejestracji na forum: 1 października 2011 roku.</text:span></text:p>
      <text:p text:style-name="P3"/>
      <text:p text:style-name="P1"><text:span text:style-name="T3">Sosna: </text:span><text:span text:style-name="T2">Która postać z serialu najbardziej spodobała ci się na początku i jak oceniasz jej rozwój na przestrzeni 7 sezonów serialu?</text:span></text:p>
      <text:p text:style-name="P4"/>
      <text:p text:style-name="P1"><text:span text:style-name="T3">Niklas: </text:span><text:span text:style-name="T2">Początkowo były dwie. Twilight oraz Fluttershy, z którą wtedy się utożsamiałem. Ale jakbym miał wybrać jedną to zdecydowanie Book Horse. A Twi przeszła chyba najwyraźniejszą przemianę ze wszystkich... i nie mam tu na myśli skrzydełkowania. Z zaczytanego mola książkowego bez przyjaciół i potrzeby jakiejkolwiek integracji z innymi stała się liderką, zyskała przyjaciół, a później także swój tytuł księżniczki przyjaźni. No i ma również uczennicę - Starlight. Acz dobrze, że po swoim awansie społecznym nie okazała się nagle być zawsze perfekcyjną i nieomylną. Chociaż już nie panikuje jak dawniej, że Celestyna wyśle ją na Księżyc, bo ta nie napisała listu, to wciąż zdarza jej się coś palnąć (pamiętne odcinki z Trixie).</text:span></text:p>
      <text:p text:style-name="P4"/>
      <text:p text:style-name="P1"><text:span text:style-name="T3">Sosna: </text:span><text:span text:style-name="T2">Którą z księżniczek uważasz za najlepszą i dlaczego?</text:span></text:p>
      <text:p text:style-name="P4"/>
      <text:p text:style-name="P1"><text:span text:style-name="T3">Niklas: </text:span><text:span text:style-name="T2">Celestię. Za jej dobroć i opanowanie. Za poczucie humoru i że w pojedynkę utrzymała to wszystko w ryzach przez tysiąc lat. Aż tylko boli, że fabuła serialu wymaga, by za każdym zagrożeniem pokazać księżniczki jako słabe i niekompetentne.</text:span></text:p>
      <text:p text:style-name="P4"/>
      <text:p text:style-name="P1"><text:span text:style-name="T3">Sosna: </text:span><text:span text:style-name="T2">Czy twoim zdaniem zmiany zachodzące w serialu są dobre, czy słabe? Który sezon serialu jest twoim ulubionym, a który lubisz najmniej i dlaczego?</text:span></text:p>
      <text:p text:style-name="P4"/>
      <text:p text:style-name="P1"><text:span text:style-name="T3">Niklas: </text:span><text:span text:style-name="T2">Wydaje się, że serial się stara cały czas rozwijać bohaterki i coraz rzadziej mamy w nim do czynienia z takim regresem, bo tego wymaga fabuła (oj, ile razy Fluttershy się to przydarzyło). Minusem zaś paradoksalnie jest tutaj... Twilight. Tutaj momentami miałem wrażenie, iż spotkał ją syndrom księżniczki - czasami po prostu jest... i tyle.</text:span></text:p>
      <text:p text:style-name="P1"><text:span text:style-name="T2">W S7 powstał ciekawy koncept Filarów Equestrii i połączenia ich historii z komiksami, gdzie możemy poznać je lepiej. To zdecydowanie na plus i mam nadzieję, że będzie to kontynuowane w S8.</text:span></text:p>
      <text:p text:style-name="P1"><text:soft-page-break/><text:span text:style-name="T2">Ulubiony to chyba będzie S2, bo to w jego okolicach zainteresowałem się tym wszystkim. Najmniej zaś lubię S3. Za rozczarowującą ilość odcinków, za dwa odcinki, które zrobiły ze Spike'a kompletnego niedojdę (</text:span><text:span text:style-name="T4">Spike at your service, Just for sidekicks)</text:span><text:span text:style-name="T2"> oraz za gnający na łeb na szyję musicalowy </text:span><text:span text:style-name="T4">Magical Mystery Cure</text:span><text:span text:style-name="T2">, który aż się prosił, by go rozbić na dwie części.</text:span></text:p>
      <text:p text:style-name="P4"/>
      <text:p text:style-name="P1"><text:span text:style-name="T3">Sosna:</text:span><text:span text:style-name="T2"> Jak oceniasz spin-offy serialu, czyli Equestria Girls?</text:span></text:p>
      <text:p text:style-name="P3"/>
      <text:p text:style-name="P1"><text:span text:style-name="T3">Niklas: </text:span><text:span text:style-name="T2">Są w porządku. Pierwszy film lekko niedomagał, ale drugi wynagrodził to z nawiązką. Trzeci i Czwarty z serii są dość nierówne, idą taką sinusoidą jakości. Mini seria tych trzech odcinków również ujdzie, a </text:span><text:span text:style-name="T4">Mirror Magic </text:span><text:span text:style-name="T2">cud-miód-orzeszki, bo poni Sunset.</text:span></text:p>
      <text:p text:style-name="P1"><text:span text:style-name="T2"><text:s/></text:span></text:p>
      <text:p text:style-name="P1"><text:span text:style-name="T2">Tych ostatnich krótkich odcineczków nie oglądałem.</text:span></text:p>
      <text:p text:style-name="P3"/>
      <text:p text:style-name="P1"><text:span text:style-name="T3">Sosna: </text:span><text:span text:style-name="T2">Widziałeś MLP Movie? Co o nim sądzisz?</text:span></text:p>
      <text:p text:style-name="P4"/>
      <text:p text:style-name="P1"><text:span text:style-name="T3">Niklas: </text:span><text:span text:style-name="T2">Widziałem i jest również nierówny. Z jednej strony mamy naprawdę wspaniałe wizualia i design różnych krain, z drugiej paskudne CGI jak statki Storm Kinga. Mamy naprawdę mocne postacie jak Tempest, a i takie, które są, po czym znikają bez śladu (Grubber, Novo). I po raz kolejny księżniczki to niemoty. Rozumiem, że Cadance mogła dać się schwytać, bo efekt zaskoczenia mocą kul Tempest, ale pozostałe? No i czy w całym Canterlot nie ma ani jednego strażnika? Wiem, że przede wszystkim to film dla młodszej widowni, ale to wcale nie znaczy, że musi być aż tak… momentami nielogiczny.</text:span></text:p>
      <text:p text:style-name="P1"><text:span text:style-name="T2">Niemniej jednak, dobrze było go obejrzeć. Emily Blunt </text:span><text:span text:style-name="T2"><draw:frame draw:style-name="fr1" draw:name="image5.png" text:anchor-type="as-char" svg:width="0.2189in" svg:height="0.2083in" draw:z-index="0"><draw:image xlink:href="Pictures/1000020100000015000000145DDB537608579401.png" xlink:type="simple" xlink:show="embed" xlink:actuate="onLoad"/><svg:desc>&lt;3</svg:desc></draw:frame></text:span></text:p>
      <text:p text:style-name="P3"/>
      <text:p text:style-name="P1"><text:span text:style-name="T3">Sosna: </text:span><text:span text:style-name="T2">Co skłoniło cię do pójścia na twój pierwszy meet?</text:span></text:p>
      <text:p text:style-name="P4"/>
      <text:p text:style-name="P1"><text:span text:style-name="T3">Niklas: </text:span><text:span text:style-name="T2">Trudno powiedzieć, zapewne ciekawość.</text:span></text:p>
      <text:p text:style-name="P4"/>
      <text:p text:style-name="P1"><text:span text:style-name="T3">Sosna: </text:span><text:span text:style-name="T2">Kojarzysz jakieś dziwne, tudzież śmieszne zdarzenia, które przytrafiły ci się podczas meetów? </text:span></text:p>
      <text:p text:style-name="P4"/>
      <text:p text:style-name="P1"><text:span text:style-name="T3">Niklas: </text:span><text:span text:style-name="T2">Dziwne może nie, ale pozytywnym momentem zdecydowanie mogłaby być sytuacja z meetu w Elblągu, gdzie nagle się dowiedziałem, że przynajmniej dwójka osób z zespołu Przewalski's Ponies zna moją twórczość i są wielkimi fanami. Miło było coś takiego usłyszeć.</text:span></text:p>
      <text:p text:style-name="P4"/>
      <text:p text:style-name="P1"><text:soft-page-break/><text:span text:style-name="T3">Sosna: </text:span><text:span text:style-name="T2">Który z meetów, na którym byłeś najbardziej zapadł ci w pamięć i dlaczego?</text:span></text:p>
      <text:p text:style-name="P4"/>
      <text:p text:style-name="P1"><text:span text:style-name="T3">Niklas: </text:span><text:span text:style-name="T2">Wspomniany wcześniej meet w Elblągu (powody podane w poprzednim pytaniu), no i warszawski, który głównie się zapamiętało z powodu dużych upałów i robienia mikromeetu w aucie z klimą.</text:span></text:p>
      <text:p text:style-name="P4"/>
      <text:p text:style-name="P1"><text:span text:style-name="T3">Sosna: </text:span><text:span text:style-name="T2">Co skłoniło cię do napisania pierwszego opowiadania w klimacie MLP?</text:span></text:p>
      <text:p text:style-name="P4"/>
      <text:p text:style-name="P1"><text:span text:style-name="T3">Niklas: </text:span><text:span text:style-name="T2">To było już tak dawno temu, że nawet nie pamiętam. Zakładam, że będąc zafascynowany pucałkami, miałem w głowie pełno historii, które można by było obsadzić w ich świecie, a skoro inni już wcześniej się zdecydowali, uznałem, że czemu samemu by nie spróbować?</text:span></text:p>
      <text:p text:style-name="P4"/>
      <text:p text:style-name="P1"><text:span text:style-name="T3">Sosna: </text:span><text:span text:style-name="T2">Planujesz może jeszcze pisać całkiem nowe historie dziejące się w świecie kucyków lub bardziej rozbudować twoje już istniejące dzieła?</text:span></text:p>
      <text:p text:style-name="P1"><text:span text:style-name="T3">Niklas: </text:span><text:span text:style-name="T2">Planowałem, ale na chwilę obecną nie mam odpowiedniej weny, by coś takiego zrobić.</text:span></text:p>
      <text:p text:style-name="P4"/>
      <text:p text:style-name="P1"><text:span text:style-name="T3">Sosna: </text:span><text:span text:style-name="T2">Okej. Przejdźmy zatem do innej dziedziny twojej twórczości. Jak długo zajmujesz tłumaczeniami fików i od którego zaczęła się twoja przygoda z tłumaczeniem?</text:span></text:p>
      <text:p text:style-name="P4"/>
      <text:p text:style-name="P1"><text:span text:style-name="T3">Niklas: </text:span><text:span text:style-name="T2">Niektórzy kojarzą mnie z ekipy tłumaczącej Past Sins, ale tak naprawdę to się zaczęło od "słynnego" Cupcakes. Nie uważam tego za coś dobrego, ale cóż... jednak takie były moje początki, zanim dostałem się do Past Sins i nim zacząłem robić tłumaczenia solo.</text:span></text:p>
      <text:p text:style-name="P4"/>
      <text:p text:style-name="P1"><text:span text:style-name="T3">Sosna: </text:span><text:span text:style-name="T2">Kiedy zacząłeś tworzyć muzykę inspirowaną serialem oraz co spowodowało, że to właśnie serial stał się inspiracją twojej twórczości?</text:span></text:p>
      <text:p text:style-name="P4"/>
      <text:p text:style-name="P1"><text:span text:style-name="T3">Niklas: </text:span><text:span text:style-name="T2">Ogółem muzyką zacząłem się bawić jeszcze w 2001 roku, kiedy w CD-Action zamieszczono program Modplug Tracker. Tak na poważnie zacząłem się tym bawić w okolicach 2009 roku. Pierwszy utwór powiązany z salcesonami powstał w listopadzie 2011 roku i był to instrumentalny remix słynnego Rainbow Factory. Dość przewrotnie nazwałem ten remix "Horrible Mix", bo w tamtym czasie byłem swoim największym krytykiem. Na przekór wszystkim uważałem, że to "coś" jest beznadziejne, a jednak wielu polubiło moją wizję. Z kolei pierwszym oryginalnym, nie będący żadną przeróbką, dziełem został utwór “Everypony's World” z grudnia 2011 roku. Od tego momentu minęło niewiele czasu, aż wypuściłem utwór “Raise the Sun” (wtedy pisany z błędem jako "Rise the Sun") na początku 2012 roku, a który sprawił, iż zostałem nieco szerzej dostrzeżony w fandomie. I chyba to było moje pierwsze dzieło wyróżnione przez Equestria Daily w osobnym poście.</text:span></text:p>
      <text:p text:style-name="P4"/>
      <text:p text:style-name="P1"><text:span text:style-name="T3">Sosna: </text:span><text:span text:style-name="T2">Co sprawia ci największą radochę w tworzeniu muzyki?</text:span></text:p>
      <text:p text:style-name="P4"/>
      <text:p text:style-name="P1"><text:soft-page-break/><text:span text:style-name="T3">Niklas: </text:span><text:span text:style-name="T2">Zdecydowanie możliwość dzielenia się moją pasją z innymi. Miło widzieć, czy raczej słyszeć, że to, co właśnie tworzę, trafia do innych i sprawia im przyjemność podczas słuchania. No i też całkiem ciekawe jest moment, kiedy z zagranych z nudów kilku nut tworzy się całe dzieło, które później sprawia wiele radości innym.</text:span></text:p>
      <text:p text:style-name="P4"/>
      <text:p text:style-name="P1"><text:span text:style-name="T3">Sosna: </text:span><text:span text:style-name="T2">Którego artystę fandomowego podziwiasz najbardziej i dlaczego?</text:span></text:p>
      <text:p text:style-name="P4"/>
      <text:p text:style-name="P1"><text:span text:style-name="T3">Niklas: </text:span><text:span text:style-name="T2">Szczerze mówiąc, nie wiem czy potrafiłbym kogokolwiek wskazać. Ale być może mógłbym wybrać mojego chorwackiego przyjaciela Thorinaira, który choć ostatnio się nieco wycofał z tworzenia muzyki, niedawno do tego powrócił, a jednocześnie bardzo się rozwinął w DJ-ce.</text:span></text:p>
      <text:p text:style-name="P4"/>
      <text:p text:style-name="P1"><text:span text:style-name="T3">Sosna: </text:span><text:span text:style-name="T2">A z artystów pozafandomowych mógłbyś wskazać kogoś takiego?</text:span></text:p>
      <text:p text:style-name="P4"/>
      <text:p text:style-name="P1"><text:span text:style-name="T3">Niklas: </text:span><text:span text:style-name="T2">Pogo, magik muzyczny z Australii. Wsławił się kilka lat temu robiąc swoje utwory wykorzystując sample ze starych filmów Disneya. I mimo upływu lat, nie poddał się trendom i nie zatracił swojego czarodziejskiego uroku. I bardzo to doceniam.</text:span></text:p>
      <text:p text:style-name="P4"/>
      <text:p text:style-name="P1"><text:span text:style-name="T3">Sosna: </text:span><text:span text:style-name="T2">Masz może jakieś historyjki, z historii twórczości lub fandomowej, którymi chciałbyś się podzielić?</text:span></text:p>
      <text:p text:style-name="P3"/>
      <text:p text:style-name="P1"><text:span text:style-name="T3">Niklas: </text:span><text:span text:style-name="T2">Co masz na myśli?</text:span></text:p>
      <text:p text:style-name="P1"><text:span text:style-name="T3">Sosna: </text:span><text:span text:style-name="T2">No na przykład jakieś ciekawostki czy historie związane z ludźmi, których spotkałeś w fandomie poza tą z elbląskiego meetu.</text:span></text:p>
      <text:p text:style-name="P4"/>
      <text:p text:style-name="P1"><text:span text:style-name="T3">Niklas:</text:span><text:span text:style-name="T2"> Z ciekawostek muzycznych mogę podać dwie. Najszybciej stworzony utwór, który stworzyłem, powstał w 15 minut. Jest to “Muffin Rain”, inspirowany postacią Derpy. Do sieci trafił godzinę po emisji odcinka, co zdecydowanie pozwoliło mu na zdobycie taga "that was fast".</text:span></text:p>
      <text:p text:style-name="P1"><text:span text:style-name="T2"><text:s/></text:span></text:p>
      <text:p text:style-name="P1"><text:span text:style-name="T2">Z kolei mój najdłużej tworzony utwór zajął ponad pół roku. Mowa tu o moim utworze "First Night Outside" nagrany z Giggly Marią. Sama melodia powstała dość szybko, bo chyba w tydzień, acz oczekiwanie na wokale przedłużało się w nieskończoność. W którymś momencie wręcz sądziłem, iż Maria postanowiła zrezygnować z projektu... gdy nagle odezwała się, że właśnie kończy prace i już wkrótce mogłem złożyć utwór w całość.</text:span></text:p>
      <text:p text:style-name="P3"/>
      <text:p text:style-name="P1"><text:span text:style-name="T3">Sosna: </text:span><text:span text:style-name="T2">A tak średnio ile czasu poświęcasz na to by stworzyć jeden utwór?</text:span></text:p>
      <text:p text:style-name="P4"/>
      <text:p text:style-name="P1"><text:soft-page-break/><text:span text:style-name="T3">Niklas: </text:span><text:span text:style-name="T2">Kiedyś, gdy nie przykładałem się wybitnie do technikaliów typu mixing czy mastering, potrafiłem robić utwory co godzinę. Obecnie wszystko zależy od siły mojej weny, ale poza tym staram się dać utworom co najmniej tydzień. By upewnić się, że brzmią odpowiednio dobrze i że nie posiadają żadnych nieprzyjemnych niespodzianek jak szumy, przestery, itp.</text:span></text:p>
      <text:p text:style-name="P4"/>
      <text:p text:style-name="P1"><text:span text:style-name="T3">Sosna: </text:span><text:span text:style-name="T2">Gdybyś mógł wybrać jednego artystę z fandomu, z którym chciałbyś współpracować podczas tworzenia muzyki kto by to był i dlaczego?</text:span></text:p>
      <text:p text:style-name="P4"/>
      <text:p text:style-name="P1"><text:span text:style-name="T3">Niklas: </text:span><text:span text:style-name="T2">Dawniej z pewnością mógłbym wymienić kilku twórców (PinkiePieSwear, Sim Gretina chociażby), ale obecnie nie wydaje mi się, bym mógł wskazać kogoś konkretnego. Mam dość... specyficzny tryb pracy i zwyczajnie wygodniej jest iść tą ścieżką samemu.</text:span></text:p>
      <text:p text:style-name="P4"/>
      <text:p text:style-name="P1"><text:span text:style-name="T3">Sosna: </text:span><text:span text:style-name="T2">Niemniej okazjonalnie współpracujesz z innymi twórcami. Jak udaje ci się z nimi dogadać? Sami się zgłosili z propozycją współpracy czy poprosiłeś ich o to?</text:span></text:p>
      <text:p text:style-name="P4"/>
      <text:p text:style-name="P1"><text:span text:style-name="T3">Niklas: </text:span><text:span text:style-name="T2">Wiesz, aż sprawdziłem swoją stronę na YT, żeby zobaczyć, jak bardzo okazyjnie to wychodzi. Jedna strona obecnie sięga do 10 stycznia 2017 roku. Wiesz, ile w tym czasie powstało moich utworów ze współudziałem kogoś innego? Jeden. “Fall Down”, który powstał z udziałem Dalkena Starbyne'a, a którego poprosiłem o wokale. W sumie jest on tym nielicznym, z nim zawsze dobrze mi się pracowało, bo rozumiał moje pomysły (drugą taką osobą był Flyghtning). Zwykle, niestety, albo nie ma chemii, albo weny.</text:span></text:p>
      <text:p text:style-name="P4"/>
      <text:p text:style-name="P1"><text:span text:style-name="T3">Sosna: </text:span><text:span text:style-name="T2">Z perspektywy czasu jak oceniasz swój pierwszy utwór?</text:span></text:p>
      <text:p text:style-name="P4"/>
      <text:p text:style-name="P1"><text:span text:style-name="T3">Niklas: </text:span><text:span text:style-name="T2">Mała poprawka, bo wkradł się błąd w jednym z pytań: pierwszy oryginalny utwór to "In the Background" z płyty Everypony's World.</text:span></text:p>
      <text:p text:style-name="P1"><text:span text:style-name="T2"><text:s/></text:span></text:p>
      <text:p text:style-name="P1"><text:span text:style-name="T2">A jak oceniam pierwszy remix i oryginalny utwór? Pierwszy ma fatalny mastering i wszystkie dźwięki "wylewają" się na siebie, co słychać dość wyraźnie. Drugi z kolei jest za długi i zbyt powtarzalny.</text:span></text:p>
      <text:p text:style-name="P3"/>
      <text:p text:style-name="P3"/>
      <text:p text:style-name="P1"><text:span text:style-name="T3">Sosna: </text:span><text:span text:style-name="T2">A który z twoich utworów powstały bez współpracy z innymi sprawił ci najwięcej trudności i z czego one wynikały?</text:span></text:p>
      <text:p text:style-name="P4"/>
      <text:p text:style-name="P1"><text:span text:style-name="T3">Niklas: </text:span><text:span text:style-name="T2">Stworzenie jakiekolwiek utworu poświęconego Somnambuli. Ilekroć się za to zabierałem, nie brzmiał odpowiednio albo wychodziło mi coś z zupełnie niepasującym do postaci klimatem. Poza tym utwór "Exploration" z albumu Guiding Light. Pewna rzecz powodowała, że wszystkie dźwięki melodii były delikatnie opóźnione względem pozostałych instrumentów. I nie potrafiłem znaleźć powodu takiego stanu rzeczy. Dopiero niedługo przed premierą płyty odkryłem przyczynę. Używany przeze mnie wirtualny instrument źle się przetwarzał podczas ostatecznego składania utworu do pojedynczego pliku wav. Wystarczyło zaznaczyć jedną małą opcję, korektę zakłóceń. Momentalnie pozbyłem się wszystkich problemów z tym utworem.</text:span></text:p>
      <text:p text:style-name="P4"/>
      <text:p text:style-name="P1"><text:soft-page-break/><text:span text:style-name="T3">Sosna:</text:span><text:span text:style-name="T2"> Jako, że wywiad zbliża się ku końcowi pozwól, że zadam ci kilka pytań, które nie dotyczą twojej twórczości, ani fandomu, tylko specyficznie ciebie jako osoby. A więc może zdradzisz, co studiowałeś?</text:span></text:p>
      <text:p text:style-name="P4"/>
      <text:p text:style-name="P1"><text:span text:style-name="T3">Niklas: </text:span><text:span text:style-name="T2">Filologię polską, rzecznictwo prasowe.</text:span></text:p>
      <text:p text:style-name="P4"/>
      <text:p text:style-name="P1"><text:span text:style-name="T3">Sosna: </text:span><text:span text:style-name="T2">Czy to jest coś, co pozwala ci się utrzymać? W sensie, czy znalazłeś pracę powiązaną niejako z twoim kierunkiem studiów?</text:span></text:p>
      <text:p text:style-name="P4"/>
      <text:p text:style-name="P1"><text:span text:style-name="T3">Niklas: </text:span><text:span text:style-name="T2">Nie.</text:span></text:p>
      <text:p text:style-name="P4"/>
      <text:p text:style-name="P1"><text:span text:style-name="T3">Sosna: </text:span><text:span text:style-name="T2">To gdzie pracujesz, jeśli nie jest to jakąś tajemnicą?</text:span></text:p>
      <text:p text:style-name="P4"/>
      <text:p text:style-name="P1"><text:span text:style-name="T3">Niklas: </text:span><text:span text:style-name="T2">Niechaj jednak pozostanie tajemnicą.</text:span></text:p>
      <text:p text:style-name="P4"/>
      <text:p text:style-name="P1"><text:span text:style-name="T3">Sosna: </text:span><text:span text:style-name="T2">To jeszcze z pytań ogólnych. Jaka jest twoja ulubiona gra oraz album muzyczny?</text:span></text:p>
      <text:p text:style-name="P4"/>
      <text:p text:style-name="P1"><text:span text:style-name="T3">Niklas: </text:span><text:span text:style-name="T2">Na chwilę obecną jest to Overwatch. Lubię też Dead Cells.</text:span></text:p>
      <text:p text:style-name="P1"><text:span text:style-name="T2"><text:s/></text:span></text:p>
      <text:p text:style-name="P1"><text:span text:style-name="T2">Co do albumów, nie wiem, który nazwałbym ulubionym. Ale jeśli pozwolisz wymienię kilka, do których powracam od czasu do czasu.</text:span></text:p>
      <text:p text:style-name="P1"><text:span text:style-name="T2">The Alan Parsons Project - Eye on the Sky</text:span></text:p>
      <text:p text:style-name="P1"><text:span text:style-name="T2">Dune - Dune</text:span></text:p>
      <text:p text:style-name="P1"><text:span text:style-name="T2">Jean-Michel Jarre - Oxygene</text:span></text:p>
      <text:p text:style-name="P1"><text:span text:style-name="T2">Enigma - MCMXC a.D.</text:span></text:p>
      <text:p text:style-name="P1"><text:soft-page-break/><text:span text:style-name="T2">Underworld - dubnobasswithmyheadman</text:span></text:p>
      <text:p text:style-name="P3"/>
      <text:p text:style-name="P1"><text:span text:style-name="T3">Sosna:</text:span><text:span text:style-name="T2"> I na koniec jeszcze jedno pytanie. Masz jakieś sprecyzowane plany na przyszłość, czy żyjesz dniem obecnym i czekasz, aż wydarzy się coś ciekawego?</text:span></text:p>
      <text:p text:style-name="P4"/>
      <text:p text:style-name="P1"><text:span text:style-name="T3">Niklas: </text:span><text:span text:style-name="T2">Zdecydowanie tu i teraz. Przynajmniej nie trzeba się obawiać, że jakiś nagły koniec świata ci zniweczy twój pieczołowicie wyplanowany i zaplanowany plan </text:span><text:span text:style-name="T2"><draw:frame draw:style-name="fr1" draw:name="image6.png" text:anchor-type="as-char" svg:width="0.278in" svg:height="0.278in" draw:z-index="0"><draw:image xlink:href="Pictures/100002010000001400000014595977552D78426E.png" xlink:type="simple" xlink:show="embed" xlink:actuate="onLoad"/><svg:desc>:P</svg:desc></draw:frame></text:span></text:p>
      <text:p text:style-name="P4"/>
      <text:p text:style-name="P1"><text:span text:style-name="T3">Sosna: </text:span><text:span text:style-name="T2">Dzięki ci zatem za poświęcony czas i chęć do odpowiadania na pytania. </text:span><text:span text:style-name="T2"><draw:frame draw:style-name="fr1" draw:name="image3.png" text:anchor-type="as-char" svg:width="0.278in" svg:height="0.278in" draw:z-index="0"><draw:image xlink:href="Pictures/10000201000000140000001496D7D940DC588F13.png" xlink:type="simple" xlink:show="embed" xlink:actuate="onLoad"/><svg:desc>:D</svg:desc></draw:frame></text:span></text:p>
      <text:p text:style-name="P1"><text:span text:style-name="T3">Niklas: </text:span><text:span text:style-name="T2">Pozdrawiam serdecznie.</text:span></text:p>
      <text:p text:style-name="P4"/>
      <text:p text:style-name="P4"/>
      <text:p text:style-name="P4"/>
      <text:p text:style-name="P1"><text:span text:style-name="T2"><text:line-break/>Grafiki do wywiadu:</text:span></text:p>
      <text:p text:style-name="P4"/>
      <text:p text:style-name="P1"><text:a xlink:type="simple" xlink:href="https://scontent-frx5-1.xx.fbcdn.net/v/t31.0-8/22048048_1048437408628917_2867051995574289420_o.jpg?oh=4581de1293f819548062949190678a6a&amp;oe=5AF249DF" text:style-name="Internet_20_link" text:visited-style-name="Visited_20_Internet_20_Link"><text:span text:style-name="T5">https://scontent-frx5-1.xx.fbcdn.net/v/t31.0-8/22048048_1048437408628917_2867051995574289420_o.jpg?oh=4581de1293f819548062949190678a6a&amp;oe=5AF249DF</text:span></text:a><text:span text:style-name="T2"> ←- header</text:span></text:p>
      <text:p text:style-name="P4"/>
      <text:p text:style-name="P1"><text:a xlink:type="simple" xlink:href="https://scontent-frx5-1.xx.fbcdn.net/v/t1.0-9/13529233_769282053211122_3308193393674483648_n.png?oh=cae52c05d35e42425816030a4222fd5c&amp;oe=5AFE6EF8" text:style-name="Internet_20_link" text:visited-style-name="Visited_20_Internet_20_Link"><text:span text:style-name="T5">https://scontent-frx5-1.xx.fbcdn.net/v/t1.0-9/13529233_769282053211122_3308193393674483648_n.png?oh=cae52c05d35e42425816030a4222fd5c&amp;oe=5AFE6EF8</text:span></text:a></text:p>
      <text:p text:style-name="P4"/>
      <text:p text:style-name="P1"><text:a xlink:type="simple" xlink:href="https://scontent-frx5-1.xx.fbcdn.net/v/t1.0-9/13466172_763142907158370_8216377706737052739_n.jpg?oh=75ac53fdc0888004a7096b475d3306c4&amp;oe=5AFDA83A" text:style-name="Internet_20_link" text:visited-style-name="Visited_20_Internet_20_Link"><text:span text:style-name="T5">https://scontent-frx5-1.xx.fbcdn.net/v/t1.0-9/13466172_763142907158370_8216377706737052739_n.jpg?oh=75ac53fdc0888004a7096b475d3306c4&amp;oe=5AFDA83A</text:span></text:a></text:p>
      <text:p text:style-name="P4"/>
      <text:p text:style-name="P1"><text:a xlink:type="simple" xlink:href="https://scontent-frx5-1.xx.fbcdn.net/v/t1.0-9/12274303_678730538932941_4789495672537906684_n.png?oh=757040a8a59729db1bbab129bc1a1390&amp;oe=5AF64561" text:style-name="Internet_20_link" text:visited-style-name="Visited_20_Internet_20_Link"><text:span text:style-name="T5">https://scontent-frx5-1.xx.fbcdn.net/v/t1.0-9/12274303_678730538932941_4789495672537906684_n.png?oh=757040a8a59729db1bbab129bc1a1390&amp;oe=5AF64561</text:span></text:a></text:p>
      <text:p text:style-name="P4"/>
      <text:p text:style-name="P4"><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8" meta:paragraph-count="82" meta:word-count="2012" meta:character-count="13726" meta:non-whitespace-character-count="11781"/>
    <meta:generator>LibreOfficeDev/5.1.0.3$Linux_X86_64 LibreOffice_project/</meta:generator>
  </office:meta>
</office:document-meta>
</file>